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Franklin Gothic Book" svg:font-family="Franklin Gothic Book" style:font-family-generic="swiss" style:font-pitch="variable" svg:panose-1="2 11 5 3 2 1 2 2 2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sto MT" svg:font-family="Calisto MT" style:font-family-generic="roman" style:font-pitch="variable" svg:panose-1="2 4 6 3 5 5 5 3 3 4"/>
    <style:font-face style:name="High Tower Text" svg:font-family="High Tower Text" style:font-family-generic="roman" style:font-pitch="variable" svg:panose-1="2 4 5 2 5 5 6 3 3 3"/>
    <style:font-face style:name="MS Mincho" svg:font-family="MS Mincho" style:font-family-generic="roman" style:font-pitch="fixed" svg:panose-1="2 2 6 9 4 2 5 8 3 4"/>
  </office:font-face-decls>
  <office:automatic-styles>
    <style:style style:name="TableColumn2" style:family="table-column">
      <style:table-column-properties style:column-width="2.4444in"/>
    </style:style>
    <style:style style:name="TableColumn3" style:family="table-column">
      <style:table-column-properties style:column-width="0.1604in"/>
    </style:style>
    <style:style style:name="TableColumn4" style:family="table-column">
      <style:table-column-properties style:column-width="5.009in"/>
    </style:style>
    <style:style style:name="Table1" style:family="table" style:master-page-name="MP0">
      <style:table-properties style:width="7.6138in" style:rel-width="101.52%" fo:margin-left="0in" table:align="center"/>
    </style:style>
    <style:style style:name="TableRow5" style:family="table-row">
      <style:table-row-properties style:min-row-height="3.4444in"/>
    </style:style>
    <style:style style:name="TableCell6" style:family="table-cell">
      <style:table-cell-properties fo:border="none" fo:background-color="#2E74B5" style:writing-mode="lr-tb" style:vertical-align="middle" fo:padding-top="0in" fo:padding-left="0in" fo:padding-bottom="0in" fo:padding-right="0in"/>
    </style:style>
    <style:style style:name="P7" style:parent-style-name="Name" style:family="paragraph">
      <style:paragraph-properties fo:break-before="page"/>
    </style:style>
    <style:style style:name="P8" style:parent-style-name="NoSpacing" style:family="paragraph">
      <style:paragraph-properties fo:text-align="center"/>
      <style:text-properties fo:color="#FFFFFF"/>
    </style:style>
    <style:style style:name="P9" style:parent-style-name="NoSpacing" style:family="paragraph">
      <style:paragraph-properties fo:text-align="center"/>
      <style:text-properties fo:color="#FFFFFF"/>
    </style:style>
    <style:style style:name="P10" style:parent-style-name="NoSpacing" style:family="paragraph">
      <style:paragraph-properties fo:text-align="center"/>
      <style:text-properties fo:color="#FFFFFF"/>
    </style:style>
    <style:style style:name="P11" style:parent-style-name="NoSpacing" style:family="paragraph">
      <style:paragraph-properties fo:text-align="center"/>
      <style:text-properties fo:color="#FFFFFF"/>
    </style:style>
    <style:style style:name="TableCell12" style:family="table-cell">
      <style:table-cell-properties fo:border="none" style:writing-mode="lr-tb" fo:padding-top="0in" fo:padding-left="0in" fo:padding-bottom="0in" fo:padding-right="0in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ableColumn15" style:family="table-column">
      <style:table-column-properties style:column-width="5.0055in"/>
    </style:style>
    <style:style style:name="Table14" style:family="table">
      <style:table-properties style:width="5.0055in" fo:margin-left="0in" table:align="center"/>
    </style:style>
    <style:style style:name="TableRow16" style:family="table-row">
      <style:table-row-properties style:min-row-height="0.2951in"/>
    </style:style>
    <style:style style:name="TableCell17" style:family="table-cell">
      <style:table-cell-properties fo:border="none" fo:background-color="#2E74B5" style:writing-mode="lr-tb" style:vertical-align="middle" fo:padding-top="0.0402in" fo:padding-left="0.0798in" fo:padding-bottom="0.0402in" fo:padding-right="0.0798in"/>
    </style:style>
    <style:style style:name="TableRow18" style:family="table-row">
      <style:table-row-properties style:min-row-height="0.8402in"/>
    </style:style>
    <style:style style:name="TableCell19" style:family="table-cell">
      <style:table-cell-properties fo:border="none" style:writing-mode="lr-tb" fo:padding-top="0.0402in" fo:padding-left="0.0798in" fo:padding-bottom="0.0402in" fo:padding-right="0.0798in"/>
    </style:style>
    <style:style style:name="TableColumn21" style:family="table-column">
      <style:table-column-properties style:column-width="5.0083in"/>
    </style:style>
    <style:style style:name="Table20" style:family="table">
      <style:table-properties style:width="5.0083in" fo:margin-left="0in" table:align="left"/>
    </style:style>
    <style:style style:name="TableRow22" style:family="table-row">
      <style:table-row-properties style:min-row-height="0.2611in"/>
    </style:style>
    <style:style style:name="TableCell23" style:family="table-cell">
      <style:table-cell-properties fo:border="none" fo:background-color="#2E74B5" style:writing-mode="lr-tb" style:vertical-align="middle" fo:padding-top="0.0402in" fo:padding-left="0.0798in" fo:padding-bottom="0.0402in" fo:padding-right="0.0798in"/>
    </style:style>
    <style:style style:name="TableRow24" style:family="table-row">
      <style:table-row-properties style:min-row-height="2.3451in"/>
    </style:style>
    <style:style style:name="TableCell25" style:family="table-cell">
      <style:table-cell-properties fo:border="none" style:writing-mode="lr-tb" fo:padding-top="0.0402in" fo:padding-left="0.0798in" fo:padding-bottom="0.0402in" fo:padding-right="0.0798in"/>
    </style:style>
    <style:style style:name="P26" style:parent-style-name="Normal" style:family="paragraph">
      <style:text-properties text:display="none"/>
    </style:style>
    <style:style style:name="TableColumn28" style:family="table-column">
      <style:table-column-properties style:column-width="5.009in"/>
    </style:style>
    <style:style style:name="Table27" style:family="table">
      <style:table-properties style:width="5.009in" fo:margin-left="0in" table:align="left"/>
    </style:style>
    <style:style style:name="TableRow29" style:family="table-row">
      <style:table-row-properties style:min-row-height="0.3in"/>
    </style:style>
    <style:style style:name="TableCell30" style:family="table-cell">
      <style:table-cell-properties fo:border="none" fo:background-color="#2E74B5" style:writing-mode="lr-tb" style:vertical-align="middle" fo:padding-top="0.0402in" fo:padding-left="0.0798in" fo:padding-bottom="0.0402in" fo:padding-right="0.0798in"/>
    </style:style>
    <style:style style:name="TableRow31" style:family="table-row">
      <style:table-row-properties style:min-row-height="0.8375in"/>
    </style:style>
    <style:style style:name="TableCell32" style:family="table-cell">
      <style:table-cell-properties fo:border="none" style:writing-mode="lr-tb" fo:padding-top="0.0402in" fo:padding-left="0.0798in" fo:padding-bottom="0.0402in" fo:padding-right="0.0798in"/>
    </style:style>
    <style:style style:name="TableRow33" style:family="table-row">
      <style:table-row-properties style:min-row-height="6.2631in"/>
    </style:style>
    <style:style style:name="TableCell34" style:family="table-cell">
      <style:table-cell-properties fo:border="none" style:writing-mode="lr-tb" fo:padding-top="0in" fo:padding-left="0in" fo:padding-bottom="0in" fo:padding-right="0in"/>
    </style:style>
    <style:style style:name="TableColumn36" style:family="table-column">
      <style:table-column-properties style:column-width="2.4444in"/>
    </style:style>
    <style:style style:name="Table35" style:family="table">
      <style:table-properties style:width="2.4444in" fo:margin-left="0in" table:align="center"/>
    </style:style>
    <style:style style:name="TableRow37" style:family="table-row">
      <style:table-row-properties style:min-row-height="0.2951in"/>
    </style:style>
    <style:style style:name="TableCell38" style:family="table-cell">
      <style:table-cell-properties fo:border="none" fo:background-color="#2E74B5" style:writing-mode="lr-tb" style:vertical-align="middle" fo:padding-top="0.0402in" fo:padding-left="0.0798in" fo:padding-bottom="0.0402in" fo:padding-right="0.0798in"/>
    </style:style>
    <style:style style:name="TableRow39" style:family="table-row">
      <style:table-row-properties style:min-row-height="1.7013in"/>
    </style:style>
    <style:style style:name="TableCell40" style:family="table-cell">
      <style:table-cell-properties fo:border="none" style:writing-mode="lr-tb" fo:padding-top="0.0402in" fo:padding-left="0.0798in" fo:padding-bottom="0.0402in" fo:padding-right="0.0798in"/>
    </style:style>
    <style:style style:name="TableColumn42" style:family="table-column">
      <style:table-column-properties style:column-width="2.4444in"/>
    </style:style>
    <style:style style:name="Table41" style:family="table">
      <style:table-properties style:width="2.4444in" fo:margin-left="0in" table:align="center"/>
    </style:style>
    <style:style style:name="TableRow43" style:family="table-row">
      <style:table-row-properties style:min-row-height="0.2951in"/>
    </style:style>
    <style:style style:name="TableCell44" style:family="table-cell">
      <style:table-cell-properties fo:border="none" fo:background-color="#2E74B5" style:writing-mode="lr-tb" style:vertical-align="middle" fo:padding-top="0.0402in" fo:padding-left="0.0798in" fo:padding-bottom="0.0402in" fo:padding-right="0.0798in"/>
    </style:style>
    <style:style style:name="TableRow45" style:family="table-row">
      <style:table-row-properties style:min-row-height="1.1888in"/>
    </style:style>
    <style:style style:name="TableCell46" style:family="table-cell">
      <style:table-cell-properties fo:border="none" style:writing-mode="lr-tb" fo:padding-top="0.0402in" fo:padding-left="0.0798in" fo:padding-bottom="0.0402in" fo:padding-right="0.0798in"/>
    </style:style>
    <style:style style:name="TableColumn48" style:family="table-column">
      <style:table-column-properties style:column-width="2.4444in"/>
    </style:style>
    <style:style style:name="Table47" style:family="table">
      <style:table-properties style:width="2.4444in" fo:margin-left="0in" table:align="center"/>
    </style:style>
    <style:style style:name="TableRow49" style:family="table-row">
      <style:table-row-properties style:min-row-height="0.2951in"/>
    </style:style>
    <style:style style:name="TableCell50" style:family="table-cell">
      <style:table-cell-properties fo:border="none" fo:background-color="#2E74B5" style:writing-mode="lr-tb" style:vertical-align="middle" fo:padding-top="0.0402in" fo:padding-left="0.0798in" fo:padding-bottom="0.0402in" fo:padding-right="0.0798in"/>
    </style:style>
    <style:style style:name="TableRow51" style:family="table-row">
      <style:table-row-properties style:min-row-height="0.6763in"/>
    </style:style>
    <style:style style:name="TableCell52" style:family="table-cell">
      <style:table-cell-properties fo:border="none" style:writing-mode="lr-tb" fo:padding-top="0.0402in" fo:padding-left="0.0798in" fo:padding-bottom="0.0402in" fo:padding-right="0.0798in"/>
    </style:style>
    <style:style style:name="P53" style:parent-style-name="Normal" style:family="paragraph">
      <style:paragraph-properties fo:margin-bottom="0.0833in"/>
      <style:text-properties style:font-name="High Tower Text" style:font-name-asian="MS Mincho" style:font-name-complex="Times New Roma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Paul “Joey”</text:p>
            <text:p text:style-name="Name">Gauthier</text:p>
            <text:p text:style-name="JobTitle">Web</text:p>
            <text:p text:style-name="JobTitle">Developer</text:p>
            <text:p text:style-name="P8"/>
            <text:p text:style-name="P9">512 698 0111</text:p>
            <text:p text:style-name="P10">digitaljedi@outlook.com</text:p>
            <text:p text:style-name="P11">http://joeyg.me</text:p>
            <text:p text:style-name="Normal"/>
          </table:table-cell>
          <table:table-cell table:style-name="TableCell12" table:number-rows-spanned="2">
            <text:p text:style-name="NoSpacing"/>
          </table:table-cell>
          <table:table-cell table:style-name="TableCell13" table:number-rows-spanned="2">
            <table:table table:style-name="Table14">
              <table:table-columns>
                <table:table-column table:style-name="TableColumn15"/>
              </table:table-columns>
              <table:table-row table:style-name="TableRow16">
                <table:table-cell table:style-name="TableCell17">
                  <text:h text:style-name="Heading1" text:outline-level="1">About Me</text:h>
                </table:table-cell>
              </table:table-row>
              <table:table-row table:style-name="TableRow18">
                <table:table-cell table:style-name="TableCell19">
                  <text:p text:style-name="Normal"/>
                  <text:p text:style-name="Normal">I am a<text:s/>skilled developer that’s constantly learning<text:s/>bleeding edge<text:s/>technologies to maintain a relevant knowledge base and skill set, has a diverse background in and infectious enthusiasm for technology, and<text:s/>is<text:s/>able to prioritize effectively to accomplish objectives with creativity.</text:p>
                </table:table-cell>
              </table:table-row>
            </table:table>
            <text:p text:style-name="Normal"/>
            <table:table table:style-name="Table20">
              <table:table-columns>
                <table:table-column table:style-name="TableColumn21"/>
              </table:table-columns>
              <table:table-row table:style-name="TableRow22">
                <table:table-cell table:style-name="TableCell23">
                  <text:h text:style-name="Heading1" text:outline-level="1">Employment</text:h>
                </table:table-cell>
              </table:table-row>
              <table:table-row table:style-name="TableRow24">
                <table:table-cell table:style-name="TableCell25">
                  <text:p text:style-name="Normal"/>
                  <text:p text:style-name="Normal"><text:span text:style-name="OrangeExpanded">UX/UI Engineer<text:s/></text:span>at Schneider Electric<text:s/></text:p>
                  <text:p text:style-name="Normal">Austin, TX ▪ 2014<text:s/>– current</text:p>
                  <text:list text:style-name="LFO2" text:continue-numbering="true">
                    <text:list-item>
                      <text:p text:style-name="ListParagraph">Design, develop, and deploy JavaScript/Angular web applications<text:s/>to visualize millions of records of tolling and traffic data for clients.<text:s/></text:p>
                    </text:list-item>
                    <text:list-item>
                      <text:p text:style-name="ListParagraph">Create<text:s/>many types of<text:s/>data visualizations<text:s/>using Kendo UI, D3, ChartJS, Raphael,<text:s/>Google Maps,<text:s/>and more.<text:s/></text:p>
                    </text:list-item>
                    <text:list-item>
                      <text:p text:style-name="ListParagraph">Configure development and production servers for testing and deployment<text:s/>(MEAN stack installation and configuration).</text:p>
                    </text:list-item>
                    <text:list-item>
                      <text:p text:style-name="ListParagraph">Handle user preferences, permissions, security,<text:s/>and<text:s/>authentication concerns.</text:p>
                    </text:list-item>
                    <text:list-item>
                      <text:p text:style-name="ListParagraph">Effectively communicate with management, middleware, and backend teams to make deadlines.</text:p>
                    </text:list-item>
                    <text:list-item>
                      <text:p text:style-name="ListParagraph">Use Node for application hosting, Express for creating endpoints, and consume Soap web services provided by middleware<text:s/>team.</text:p>
                    </text:list-item>
                  </text:list>
                  <text:p text:style-name="Normal"/>
                  <text:p text:style-name="Normal"><text:span text:style-name="OrangeExpanded">IT Professional</text:span><text:s/>at IBM<text:s/></text:p>
                  <text:p text:style-name="Normal">Wichita Falls, TX ▪ 2008 – 2014</text:p>
                  <text:list text:style-name="LFO2" text:continue-numbering="true">
                    <text:list-item>
                      <text:p text:style-name="ListParagraph">Provided highest tier desktop and network support for client base that included over 1000 clients at 10 locations across a<text:s/>150-mile<text:s/>stretch.<text:s/></text:p>
                    </text:list-item>
                    <text:list-item>
                      <text:p text:style-name="ListParagraph">Wrote VBScripts, HTAs, and batch files to automate as many repetitive tasks as possible.</text:p>
                    </text:list-item>
                    <text:list-item>
                      <text:p text:style-name="ListParagraph">Saved IBM roughly $25,000 on temp laborers for a lease rollover project by developing a process<text:s/>to single handedly complete<text:s/>the project while still completing my normal daily work load.<text:s/></text:p>
                    </text:list-item>
                    <text:list-item>
                      <text:p text:style-name="ListParagraph">Finished 5 of the 6 years in the top 3 of the region concerning closed ticket count.</text:p>
                    </text:list-item>
                  </text:list>
                  <text:p text:style-name="Normal"/>
                  <text:p text:style-name="Normal"><text:span text:style-name="OrangeExpanded">Owner</text:span><text:s/>at Mobile PC Experts<text:s/></text:p>
                  <text:p text:style-name="Normal">Wichita Falls, TX<text:s/>▪<text:s/>2007 – 2014</text:p>
                  <text:list text:style-name="LFO2" text:continue-numbering="true">
                    <text:list-item>
                      <text:p text:style-name="ListParagraph">Worked as owner and technician requiring me to balance my time between the business tasks and client services.<text:s/></text:p>
                    </text:list-item>
                    <text:list-item>
                      <text:p text:style-name="ListParagraph">Provided PC repair, home theater installation, and networking solutions for customers at their home or business.<text:s/></text:p>
                    </text:list-item>
                    <text:list-item>
                      <text:p text:style-name="ListParagraph">Built custom gaming rigs for enthusiasts.</text:p>
                    </text:list-item>
                  </text:list>
                </table:table-cell>
              </table:table-row>
            </table:table>
            <text:p text:style-name="P26"/>
            <table:table table:style-name="Table27">
              <table:table-columns>
                <table:table-column table:style-name="TableColumn28"/>
              </table:table-columns>
              <table:table-row table:style-name="TableRow29">
                <table:table-cell table:style-name="TableCell30">
                  <text:h text:style-name="Heading1" text:outline-level="1">Education</text:h>
                </table:table-cell>
              </table:table-row>
              <table:table-row table:style-name="TableRow31">
                <table:table-cell table:style-name="TableCell32">
                  <text:p text:style-name="Normal"/>
                  <text:p text:style-name="Normal"><text:span text:style-name="OrangeExpanded">MakerSquare</text:span><text:s/>▪ 2014</text:p>
                  <text:p text:style-name="Normal">Completed web development boot camp</text:p>
                  <text:p text:style-name="Normal">Learned Ruby, Rails, and JavaScript as well as programming techniques</text:p>
                </table:table-cell>
              </table:table-row>
            </table:table>
            <text:p text:style-name="NoSpacing"/>
          </table:table-cell>
        </table:table-row>
        <table:table-row table:style-name="TableRow33">
          <table:table-cell table:style-name="TableCell34">
            <text:p text:style-name="NoSpacing"/>
            <table:table table:style-name="Table35">
              <table:table-columns>
                <table:table-column table:style-name="TableColumn36"/>
              </table:table-columns>
              <table:table-row table:style-name="TableRow37">
                <table:table-cell table:style-name="TableCell38">
                  <text:h text:style-name="Heading1" text:outline-level="1">SKILLS</text:h>
                </table:table-cell>
              </table:table-row>
              <table:table-row table:style-name="TableRow39">
                <table:table-cell table:style-name="TableCell40">
                  <text:p text:style-name="Normal"/>
                  <text:p text:style-name="Normal">Object Oriented Programming</text:p>
                  <text:p text:style-name="Normal">MVC / MVVM Development</text:p>
                  <text:p text:style-name="Normal">Application Deployment</text:p>
                  <text:p text:style-name="Normal">Unix / Linux</text:p>
                  <text:p text:style-name="Normal">Agile Methodology</text:p>
                  <text:p text:style-name="Normal">Git Version Control</text:p>
                  <text:p text:style-name="Normal">Code Performance Optimization</text:p>
                  <text:p text:style-name="Normal">Mongo &amp; Postgres Database</text:p>
                  <text:p text:style-name="Normal">REST &amp; SOAP Web Services</text:p>
                  <text:p text:style-name="Normal">HTML / CSS</text:p>
                  <text:p text:style-name="Normal">Building with Grunt and Gulp</text:p>
                  <text:p text:style-name="Normal">LESS and SASS precompilers</text:p>
                  <text:p text:style-name="Normal">Functional Programming Concepts</text:p>
                </table:table-cell>
              </table:table-row>
            </table:table>
            <text:p text:style-name="NoSpacing"/>
            <table:table table:style-name="Table41">
              <table:table-columns>
                <table:table-column table:style-name="TableColumn42"/>
              </table:table-columns>
              <table:table-row table:style-name="TableRow43">
                <table:table-cell table:style-name="TableCell44">
                  <text:h text:style-name="Heading1" text:outline-level="1">SOFTWARE</text:h>
                </table:table-cell>
              </table:table-row>
              <table:table-row table:style-name="TableRow45">
                <table:table-cell table:style-name="TableCell46">
                  <text:p text:style-name="Normal"/>
                  <text:p text:style-name="Normal">Sublime Text</text:p>
                  <text:p text:style-name="Normal">WebStorm</text:p>
                  <text:p text:style-name="Normal">Adobe Photoshop</text:p>
                  <text:p text:style-name="Normal">SoapUI</text:p>
                  <text:p text:style-name="Normal">JIRA / Confluence / Crucible</text:p>
                  <text:p text:style-name="Normal">XAMPP</text:p>
                </table:table-cell>
              </table:table-row>
            </table:table>
            <text:p text:style-name="NoSpacing"/>
            <table:table table:style-name="Table47">
              <table:table-columns>
                <table:table-column table:style-name="TableColumn48"/>
              </table:table-columns>
              <table:table-row table:style-name="TableRow49">
                <table:table-cell table:style-name="TableCell50">
                  <text:h text:style-name="Heading1" text:outline-level="1">LANGUAGES</text:h>
                </table:table-cell>
              </table:table-row>
              <table:table-row table:style-name="TableRow51">
                <table:table-cell table:style-name="TableCell52">
                  <text:p text:style-name="Normal"/>
                  <text:p text:style-name="Normal">JavaScript (Angular, Node, jQuery)</text:p>
                  <text:p text:style-name="Normal">VBScript</text:p>
                  <text:p text:style-name="Normal">Python</text:p>
                </table:table-cell>
              </table:table-row>
            </table:table>
            <text:p text:style-name="NoSpacing"/>
          </table:table-cell>
          <table:covered-table-cell>
            <text:p text:style-name="NoSpacing"/>
          </table:covered-table-cell>
          <table:covered-table-cell>
            <text:p text:style-name="Name"/>
          </table:covered-table-cell>
        </table:table-row>
      </table:table>
      <text:p text:style-name="P5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Franklin Gothic Demi" svg:font-family="Franklin Gothic Demi" style:font-family-generic="swiss" style:font-pitch="variable" svg:panose-1="2 11 7 3 2 1 2 2 2 4"/>
    <style:font-face style:name="Franklin Gothic Book" svg:font-family="Franklin Gothic Book" style:font-family-generic="swiss" style:font-pitch="variable" svg:panose-1="2 11 5 3 2 1 2 2 2 4"/>
    <style:font-face style:name="Cambria" svg:font-family="Cambria" style:font-family-generic="roman" style:font-pitch="variable" svg:panose-1="2 4 5 3 5 4 6 3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sto MT" svg:font-family="Calisto MT" style:font-family-generic="roman" style:font-pitch="variable" svg:panose-1="2 4 6 3 5 5 5 3 3 4"/>
    <style:font-face style:name="High Tower Text" svg:font-family="High Tower Text" style:font-family-generic="roman" style:font-pitch="variable" svg:panose-1="2 4 5 2 5 5 6 3 3 3"/>
    <style:font-face style:name="MS Mincho" svg:font-family="MS Mincho" style:font-family-generic="roma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margin-top="0.0555in"/>
      <style:text-properties style:font-name="Franklin Gothic Demi" style:font-name-asian="Calibri" style:font-name-complex="Times New Roman" fo:text-transform="uppercase" fo:color="#FFFFFF" fo:letter-spacing="0.0069in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/>
      <style:text-properties style:font-name="Franklin Gothic Demi" style:font-name-asian="Calibri" style:font-name-complex="Times New Roman" fo:color="#2E74B5" fo:font-size="12pt" style:font-size-asian="12pt" style:font-size-complex="12pt" fo:hyphenate="false"/>
    </style:style>
    <style:style style:name="Heading3" style:display-name="Heading 3" style:family="paragraph" style:parent-style-name="Heading2" style:next-style-name="Normal" style:default-outline-level="3">
      <style:paragraph-properties fo:margin-top="0in"/>
      <style:text-properties fo:color="#000000" fo:hyphenate="false"/>
    </style:style>
    <style:style style:name="Normal" style:display-name="Normal" style:family="paragraph">
      <style:paragraph-properties fo:margin-bottom="0in" fo:line-height="100%"/>
      <style:text-properties style:font-name="Franklin Gothic Book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 fo:line-height="100%"/>
      <style:text-properties style:font-name="Cambria" fo:hyphenate="false"/>
    </style:style>
    <style:style style:name="WW_CharLFO1LVL1" style:family="text">
      <style:text-properties style:font-name="Wingdings" fo:color="#BFBFBF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Style1" style:display-name="Style1">
      <text:list-level-style-bullet text:level="1" text:style-name="WW_CharLFO1LVL1" text:bullet-char="">
        <style:list-level-properties text:space-before="0.6in" text:min-label-width="0.25in" text:list-level-position-and-space-mode="label-alignment">
          <style:list-level-label-alignment text:label-followed-by="listtab" fo:margin-left="0.8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style:style style:name="Name" style:display-name="Name" style:family="paragraph" style:parent-style-name="Normal">
      <style:paragraph-properties fo:text-align="center" fo:margin-top="0.0555in"/>
      <style:text-properties style:font-name="Franklin Gothic Demi" fo:color="#FFFFFF" fo:letter-spacing="0.0138in" fo:font-size="36pt" style:font-size-asian="36pt" fo:hyphenate="false"/>
    </style:style>
    <style:style style:name="JobTitle" style:display-name="Job Title" style:family="paragraph" style:parent-style-name="Normal">
      <style:paragraph-properties fo:text-align="center" fo:margin-top="0.0555in"/>
      <style:text-properties style:font-name="Franklin Gothic Demi" fo:color="#FFFFFF" fo:letter-spacing="0.1166in" fo:font-size="12pt" style:font-size-asian="12pt" style:font-size-complex="12pt" fo:hyphenate="false"/>
    </style:style>
    <style:style style:name="Heading1Char" style:display-name="Heading 1 Char" style:family="text" style:parent-style-name="DefaultParagraphFont">
      <style:text-properties style:font-name="Franklin Gothic Demi" style:font-name-asian="Calibri" style:font-name-complex="Times New Roman" fo:text-transform="uppercase" fo:color="#FFFFFF" fo:letter-spacing="0.0069in" fo:font-size="14pt" style:font-size-asian="14pt" style:font-size-complex="14pt"/>
    </style:style>
    <style:style style:name="Heading2Char" style:display-name="Heading 2 Char" style:family="text" style:parent-style-name="DefaultParagraphFont">
      <style:text-properties style:font-name="Franklin Gothic Demi" style:font-name-asian="Calibri" style:font-name-complex="Times New Roman" fo:color="#2E74B5" fo:font-size="12pt" style:font-size-asian="12pt" style:font-size-complex="12pt"/>
    </style:style>
    <style:style style:name="Heading3Char" style:display-name="Heading 3 Char" style:family="text" style:parent-style-name="DefaultParagraphFont">
      <style:text-properties style:font-name="Franklin Gothic Demi" style:font-name-asian="Calibri" style:font-name-complex="Times New Roman" fo:color="#000000" fo:font-size="12pt" style:font-size-asian="12pt" style:font-size-complex="12pt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OrangeExpanded" style:display-name="Orange Expanded" style:family="text" style:parent-style-name="DefaultParagraphFont">
      <style:text-properties fo:font-weight="bold" style:font-weight-asian="bold" fo:text-transform="uppercase" fo:color="#C45911" fo:letter-spacing="0.0277in"/>
    </style:style>
    <style:style style:name="ListParagraph" style:display-name="List Paragraph" style:family="paragraph" style:parent-style-name="Normal" style:list-style-name="LFO2">
      <style:text-properties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sto MT" fo:color="#000000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>
      <text:list-level-style-bullet text:level="1" text:style-name="WW_CharLFO2LVL1" text:bullet-char="+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sto MT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hloom.com</meta:initial-creator>
    <dc:creator>Joey Gauthier</dc:creator>
    <meta:creation-date>2015-10-29T17:21:00Z</meta:creation-date>
    <dc:date>2015-10-29T17:21:00Z</dc:date>
    <meta:template xlink:href="Normal.dotm" xlink:type="simple"/>
    <meta:editing-cycles>2</meta:editing-cycles>
    <meta:editing-duration>PT60S</meta:editing-duration>
    <meta:document-statistic meta:page-count="1" meta:paragraph-count="5" meta:word-count="391" meta:character-count="2620" meta:row-count="18" meta:non-whitespace-character-count="2234"/>
  </office:meta>
</office:document-meta>
</file>